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8cm" draw:marker-start-width="0.245cm" draw:marker-end-width="0.245cm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2cm" draw:marker-start-width="0.155cm" draw:marker-end-width="0.155cm" draw:fill="solid" draw:fill-color="#4c4c4c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3cm" draw:marker-start-width="0.17cm" draw:marker-end-width="0.17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94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5cm" svg:y1="0.5cm" svg:x2="5cm" svg:y2="5.5cm">
          <text:p/>
        </draw:line>
        <draw:custom-shape draw:style-name="gr2" draw:text-style-name="P1" draw:layer="layout" svg:width="0.5cm" svg:height="0.5cm" svg:x="4.8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3.5cm" svg:x="1.3cm" svg:y="1.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5cm" svg:height="0.5cm" svg:x="4.8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cm" svg:y1="0.5cm" svg:x2="5cm" svg:y2="2cm">
          <text:p/>
        </draw:line>
        <draw:custom-shape draw:style-name="gr4" draw:text-style-name="P1" draw:layer="layout" svg:width="0.7cm" svg:height="0.7cm" svg:x="7.6cm" svg:y="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" draw:text-style-name="P1" draw:layer="layout" svg:x1="2cm" svg:y1="2.291cm" svg:x2="5cm" svg:y2="2.9cm">
          <text:p/>
        </draw:line>
        <draw:line draw:style-name="gr6" draw:text-style-name="P1" draw:layer="layout" svg:x1="7.2cm" svg:y1="5cm" svg:x2="6.2cm" svg:y2="5.203cm">
          <text:p/>
        </draw:line>
        <draw:line draw:style-name="gr6" draw:text-style-name="P1" draw:layer="layout" svg:x1="1cm" svg:y1="2cm" svg:x2="1.59cm" svg:y2="1.501cm">
          <text:p/>
        </draw:line>
        <draw:line draw:style-name="gr6" draw:text-style-name="P1" draw:layer="layout" svg:x1="7.286cm" svg:y1="0.859cm" svg:x2="8.155cm" svg:y2="1.146cm">
          <text:p/>
        </draw:line>
        <draw:frame draw:style-name="gr7" draw:text-style-name="P3" draw:layer="layout" svg:width="1.339cm" svg:height="1.196cm" svg:x="0.801cm" svg:y="3.604cm">
          <draw:text-box>
            <text:p text:style-name="P2"><text:span text:style-name="T1">m</text:span></text:p>
          </draw:text-box>
        </draw:frame>
        <draw:frame draw:style-name="gr7" draw:text-style-name="P3" draw:layer="layout" svg:width="1.339cm" svg:height="1.196cm" svg:x="3.301cm" svg:y="1.604cm">
          <draw:text-box>
            <text:p text:style-name="P2"><text:span text:style-name="T1">r</text:span></text:p>
          </draw:text-box>
        </draw:frame>
        <draw:custom-shape draw:style-name="gr4" draw:text-style-name="P1" draw:layer="layout" svg:width="0.7cm" svg:height="0.7cm" svg:x="1.3cm" svg:y="1.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7cm" svg:height="0.7cm" svg:x="2.6cm" svg:y="1.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7cm" svg:height="0.7cm" svg:x="6cm" svg:y="0.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7cm" svg:height="0.7cm" svg:x="1.5cm" svg:y="3.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7cm" svg:height="0.7cm" svg:x="3.3cm" svg:y="4.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7cm" svg:height="0.7cm" svg:x="5.1cm" svg:y="4.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7cm" svg:height="0.7cm" svg:x="7cm" svg:y="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7cm" svg:height="0.7cm" svg:x="8.3cm" svg:y="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7cm" svg:height="0.7cm" svg:x="4.2cm" svg:y="0.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8-06-22T22:51:29</dc:date>
    <meta:editing-cycles>24</meta:editing-cycles>
    <meta:editing-duration>PT6H40M54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